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MAY SpO2-20241024-22304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pO2(%)</text:p>
          </table:table-cell>
          <table:table-cell office:value-type="string" calcext:value-type="string">
            <text:p>PR(bpm)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0:43 PM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0:44 PM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0:45 PM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0:46 PM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0:47 PM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0:48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0:49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0:50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0:51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0:52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0:53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0:54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0:55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0:56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0:57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0:58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0:59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00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01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02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03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04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05 PM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06 PM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07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08 PM</text:p>
          </table:table-cell>
          <table:table-cell office:value-type="float" office:value="96" calcext:value-type="float">
            <text:p>9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09 PM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10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11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12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13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14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15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16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17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18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19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20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21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22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23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24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25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26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27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28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29 PM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30 PM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31 PM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32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33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34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35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36 PM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37 PM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38 PM</text:p>
          </table:table-cell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39 PM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40 PM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41 PM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42 P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43 P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44 P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45 P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46 P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47 PM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48 PM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49 PM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50 PM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51 PM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52 PM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53 PM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54 PM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55 PM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56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57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58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1:59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00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01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02 PM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03 PM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04 PM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05 PM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06 PM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07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08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09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10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11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12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13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14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15 PM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16 PM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17 PM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18 PM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19 PM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20 PM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21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22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23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24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25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26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27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28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29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30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31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32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33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34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35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36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37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38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39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40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41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42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43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44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45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46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47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48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49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50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51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52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53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54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55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56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5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5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2:59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00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01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02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03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04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05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06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07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08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09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10 PM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11 PM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12 PM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13 PM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14 PM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15 PM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16 PM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17 PM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18 PM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19 PM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20 PM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21 PM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22 PM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23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24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25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26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27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28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29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3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3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3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3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3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3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3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3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3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3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4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4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4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4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4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45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46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47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48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49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50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5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5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5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5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5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5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5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5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3:5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0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0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0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0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0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0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0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0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0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0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1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1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1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1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1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1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1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1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1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1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20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21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2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23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24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25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26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27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28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29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30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31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32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33 PM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34 PM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35 PM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36 PM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37 PM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38 PM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39 PM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40 PM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41 PM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42 PM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43 PM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44 PM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45 PM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46 PM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47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48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49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5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5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5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5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5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5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5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5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5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4:5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0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0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0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0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0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0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0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07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08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09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10 PM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11 PM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12 PM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13 PM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14 PM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15 PM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16 PM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17 PM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18 PM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19 PM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20 PM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21 PM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22 PM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23 PM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24 PM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25 PM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26 PM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27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28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29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30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31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32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33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34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35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36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37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38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39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40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4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4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4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4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4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4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4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4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4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5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5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5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5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5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5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5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5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5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5:5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0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0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0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0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0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0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0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0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08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09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10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11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12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13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14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15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16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17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18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19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20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21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22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23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24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25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26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27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28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29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30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31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32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33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34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35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36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3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3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3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4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4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4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4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4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4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4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4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4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4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5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5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5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5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5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5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5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5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5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6:5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0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01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02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03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04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05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06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07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08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09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10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11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12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13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14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15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16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17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1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1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2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2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2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2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2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2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2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2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2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2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3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3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3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3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3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3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3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3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3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3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4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4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4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4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4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4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4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4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4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4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5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5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5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5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5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5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5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5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5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7:5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0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0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0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0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0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0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0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0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0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0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1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1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1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1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1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1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1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1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1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1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2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2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2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2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2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2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2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2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2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2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30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31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32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33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34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35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36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37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3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3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40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41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42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43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4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4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4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4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4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49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50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51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52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53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54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55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5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5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5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8:5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0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0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0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0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0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0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0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0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0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0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1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1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1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1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1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1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1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1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1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1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2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2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2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2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2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2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2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2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2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2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3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3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3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3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3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3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3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3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3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3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4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4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4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4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4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4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46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47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48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49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50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5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5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5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5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5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5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57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58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39:59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00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0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0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0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0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0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0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0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0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0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1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1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1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1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1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1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1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1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1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1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2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2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2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23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2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2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2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2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2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2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3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3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3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3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3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3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3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3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3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3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4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4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4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4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4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4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4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4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4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4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5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5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5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5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5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5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5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5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5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0:5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0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0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0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0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0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0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0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0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0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0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1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1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1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1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1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1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1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1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1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1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2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2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2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2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2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2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2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2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2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2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3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3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3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3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3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3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3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3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3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3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4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4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4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4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4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4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4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4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4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4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5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5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5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5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5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5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5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5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5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1:5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0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0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0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0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0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0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0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07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08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09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10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11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12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13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14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15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1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1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1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1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2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2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2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2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2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2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2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2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2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2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3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3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3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3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3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3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3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3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3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3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4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4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4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4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4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4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4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4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4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4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5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5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5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5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5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5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5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5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5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2:5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0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0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0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0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0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0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0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0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0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0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1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1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1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1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1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1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1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1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1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1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2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2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2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2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2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2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2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2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2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2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3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3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32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33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34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35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36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3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3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3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4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4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4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4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4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4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4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4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4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4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5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5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5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53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5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5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5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5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5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3:5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0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0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0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0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0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0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0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0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0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0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1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1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1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13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1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1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1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1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1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1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2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2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2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2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2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2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2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2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2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2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3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3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3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3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3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3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3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3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3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3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4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4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42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43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4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4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4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4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4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4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5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5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5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53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5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5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5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5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5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4:5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0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0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0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0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0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0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0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0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0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0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1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1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1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1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1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1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1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1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1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1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2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2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2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2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2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2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2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27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28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29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30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31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32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33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3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3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3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3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3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3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4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4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4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4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4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4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4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4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4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4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5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5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5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5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5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5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5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5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5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5:5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0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01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02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03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04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05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06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07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08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09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10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11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12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13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14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1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1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1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1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1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2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2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2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2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2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2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2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2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2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2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3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3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3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3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3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3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3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3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3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3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4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4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4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4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4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4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4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4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4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4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5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5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5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53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5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5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5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5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5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6:5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0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0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0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0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0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0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0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0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0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09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10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11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12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13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14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15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1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1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1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1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2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2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2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2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2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2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2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2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2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2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3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3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3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3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3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3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3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3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3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3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4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4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4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4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4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4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4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4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4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4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5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5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5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5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54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55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56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5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5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7:5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0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0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0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0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0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0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0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0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0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0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1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1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1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1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1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1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1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1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1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1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2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2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2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2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2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2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2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2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2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2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3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3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3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3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3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3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3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3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3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3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4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4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4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4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4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4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4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4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4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4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5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5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52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53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54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55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56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5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5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8:5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0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0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0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0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0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0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0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0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08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09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10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11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12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13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14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15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16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17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18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19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2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2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2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2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2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2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2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2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2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2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3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3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3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3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3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3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3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3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3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3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4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4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4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4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4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4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4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4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4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4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5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5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5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5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5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5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5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5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5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49:5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0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0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0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0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0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0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0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0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0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0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1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1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1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1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1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1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1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1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1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1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2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2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2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2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2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2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2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2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2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2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3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3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3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3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3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3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3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3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3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3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4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4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4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4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4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4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4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4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4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4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5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5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5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5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5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5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5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5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5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0:5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0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0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0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0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0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0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0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0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0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0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1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1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1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13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14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1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16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1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1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1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2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2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2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2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2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2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2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2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2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2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3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3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3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3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3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3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3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3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3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3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4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4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4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4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4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4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4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4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4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4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5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5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5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5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5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5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5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5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5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1:5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0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0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0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0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0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0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0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0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0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0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1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1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1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1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1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1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1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1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1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1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2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2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2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23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24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25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2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2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2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2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3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3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3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3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3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3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3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3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3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3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4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4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4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43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4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4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4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4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4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4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5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5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5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5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5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5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5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5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5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2:5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0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0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0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0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0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0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0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0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0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0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1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1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1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13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1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1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1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1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1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1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2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2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2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2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24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25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26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27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28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29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30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31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32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33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34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3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3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3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3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3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4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4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4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4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4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4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4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4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4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4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5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5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5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53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5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5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5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5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5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3:5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0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0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0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0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0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0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0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0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0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0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1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1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1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1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1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1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1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1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1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1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2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2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2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2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2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2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2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2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2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2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3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3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3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3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3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3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3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3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3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3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4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4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42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43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44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45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46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47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48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49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5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5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5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5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5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5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5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5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5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4:5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0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0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0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0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0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0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0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0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0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0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1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1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1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13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1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1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1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1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1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1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2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2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2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2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2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2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2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2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2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2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3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3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3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3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3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3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3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3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3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3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4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4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4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4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4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4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4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4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4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4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5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5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5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5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5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5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5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5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5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5:5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0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0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0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0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0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0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0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0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0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0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1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1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1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1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1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1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1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1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1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1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2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2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2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2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2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2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2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2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28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2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3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3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3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3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3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3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3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3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3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3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4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4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4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4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4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4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4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4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4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4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5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5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5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5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5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5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5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5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5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6:5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0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0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0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0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0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0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0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0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0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0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1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1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1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1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1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1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1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1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1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1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2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2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2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2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2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2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2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2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2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2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3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3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3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3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3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3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3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3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3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3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4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4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4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4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4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4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4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4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4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4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5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5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5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5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5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5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5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5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5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7:5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0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0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0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0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0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0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0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0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0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0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1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1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1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1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1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1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1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1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1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1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2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2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2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2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2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2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2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2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2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2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3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3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3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3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3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3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3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3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3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3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4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4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4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4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4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4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4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4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4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4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5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5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5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5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5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5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5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5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5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8:5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0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0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0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0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0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0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0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0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0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0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1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1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1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1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1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1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1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1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1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1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2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2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2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2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2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2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2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2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2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2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3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3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3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3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3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3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3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3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3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3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4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4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4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4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4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4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4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4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4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4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5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5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5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53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54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55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56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57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58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0:59:59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0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0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0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0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0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0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0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0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0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0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1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1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1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1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1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1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1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1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1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1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2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2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2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2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2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2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2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2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2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2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3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3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3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3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3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3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3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3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3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3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4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4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4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4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4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4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4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4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4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4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5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5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5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5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5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5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56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57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58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0:59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00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01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0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0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0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0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0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0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0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0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1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1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1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1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1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1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1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1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1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1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2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2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2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2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2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2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2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2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2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2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3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3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3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3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3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3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3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3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3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3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4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4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4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4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4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4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4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4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4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4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5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5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5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5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5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5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5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5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5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1:5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0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0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0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0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0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0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0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0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0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0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1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1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1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1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1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1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1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1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1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1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2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2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2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2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2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2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2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2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2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2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3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3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3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3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3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3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3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3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3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3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4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4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4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4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4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4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4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4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4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4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5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5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5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5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5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5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5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5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5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2:5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0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0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0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0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0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0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0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0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0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0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1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1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1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1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1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1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1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1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1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1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2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2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2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2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2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2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2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2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2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2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3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3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3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3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3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3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3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3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3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3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40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41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42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43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44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45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46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4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4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4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5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5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5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5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5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5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5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5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5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3:5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0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0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0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03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0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0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0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0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0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0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1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1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1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1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1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1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1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1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1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1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2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2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2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2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2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2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2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2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2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2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3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3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32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33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34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35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36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37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38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39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40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41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42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43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44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45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46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47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48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49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50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51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52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53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54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55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56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57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5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4:59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0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0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0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0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0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0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0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0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0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0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1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1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1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1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1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1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1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1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1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1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2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2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2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2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2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2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26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27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28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29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30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31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32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33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34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35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36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3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3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3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4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4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4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4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4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4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4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4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4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4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5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5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5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5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5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5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56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57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58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5:59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00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01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02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03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0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0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0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0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0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0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1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1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1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1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1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1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1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1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1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1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2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2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2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2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2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2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2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2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2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2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3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3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3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3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3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3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3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3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3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3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4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4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4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4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4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4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4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4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4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4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5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5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5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5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5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5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5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5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5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6:5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0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0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0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0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0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0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0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0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0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0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1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1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1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1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1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1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1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1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1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1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2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2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2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2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2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2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2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27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28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2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3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3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3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3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3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3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3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3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3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3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4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4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4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4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4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4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4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4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4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4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5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5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5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5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5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5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5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5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5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7:5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0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0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0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0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0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05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06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07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0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0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1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1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1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1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1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1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1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1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1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1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2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2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2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2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2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2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2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2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2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2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3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3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3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3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3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3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3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3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3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3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4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4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4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43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4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4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4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4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4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4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5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5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5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5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5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5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5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5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5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8:5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0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0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0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0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0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0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0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0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0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09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10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11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12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13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14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15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16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17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18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1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2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21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2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2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2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2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2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2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2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2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3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3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3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3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3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3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3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3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3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3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4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4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4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43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44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45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46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47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48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49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5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5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5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5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5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5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5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5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58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09:5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0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0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0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0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0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0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0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07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08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09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10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11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12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13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14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15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16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1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1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1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2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2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2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2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2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2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2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2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2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2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3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3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3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3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3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3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3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3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3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3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4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4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4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43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4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4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4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47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4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4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5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5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5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5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54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55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56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57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58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0:5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0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01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02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03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04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05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06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07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0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09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10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11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1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1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1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1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1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1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1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1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2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2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2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2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2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2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2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27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28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29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30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31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3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3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3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3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3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3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3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3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4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4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4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4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4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4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4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4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4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4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5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5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5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5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5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5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5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5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5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1:5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0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0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02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03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04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05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06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0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0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0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1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1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1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1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1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1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1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1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1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1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2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2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2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2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2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2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2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2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2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2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3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3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3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3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3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3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3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3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3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3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4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4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4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4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4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4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4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4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4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4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5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5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5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5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5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5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5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5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5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2:5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0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0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0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0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0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0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0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0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0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0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1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1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1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1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1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1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1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1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1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1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2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2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2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2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2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2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2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2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2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2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3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3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3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3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3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3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3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3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3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3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4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4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4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4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4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4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4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4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4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4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5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5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5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5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5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5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5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5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5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3:5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0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0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0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0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0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0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0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0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0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0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1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1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1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1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1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1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1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1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1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1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2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2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2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23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24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25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26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27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28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29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30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31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32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33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3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3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3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3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3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3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40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41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42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4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4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4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4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4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48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49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50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51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52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53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54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55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56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57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58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4:5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0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0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0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0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0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0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0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0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0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0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1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11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12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1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1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15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1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17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18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19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20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21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22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2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24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25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26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2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2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2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3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3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3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3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3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3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3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3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3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3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4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4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4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4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4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4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4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4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4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4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5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5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5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5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5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5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5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5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5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5:5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0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0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0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0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0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0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0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0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0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0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1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1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1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1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1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1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1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1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1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1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2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2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2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2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2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2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2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2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2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2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3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3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3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3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3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35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36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3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3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39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4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4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4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43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4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4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4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4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4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4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5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5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5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5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5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5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5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5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5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6:5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0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0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0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0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0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0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0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0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0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0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1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1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1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1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1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1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1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1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1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1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2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2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2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23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2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2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26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27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28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29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30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31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32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33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34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35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36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37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3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39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4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4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4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4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4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4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4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4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4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4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5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5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5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5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5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55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56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57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58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7:5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0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0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0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03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04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05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06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07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08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09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10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11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12 P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13 P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14 P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15 P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16 P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17 PM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18 P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19 P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20 P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21 P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22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23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24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25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26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27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28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29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30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3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3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3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3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3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3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3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3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3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4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4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4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43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4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4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4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4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4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4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5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5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5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5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5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55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56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57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58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8:59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00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01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02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03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04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05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06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07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08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09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10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11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12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13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14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15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16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17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18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19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20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21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22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23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24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25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26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27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28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29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30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31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32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33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34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35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36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37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38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39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40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41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42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43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44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45 PM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46 PM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47 PM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48 PM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49 PM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50 PM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51 PM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52 PM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53 PM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54 PM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55 PM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56 PM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57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58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19:59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0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0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02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03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04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05 P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06 P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07 P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08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09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10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11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12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13 P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14 P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15 P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16 P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17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18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1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20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21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22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23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24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25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2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2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28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29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30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3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3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3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3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3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36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37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38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39 PM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40 PM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41 PM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42 PM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43 PM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44 PM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45 PM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46 PM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47 PM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48 PM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49 PM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50 PM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51 PM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52 PM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53 PM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54 PM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55 PM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56 PM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57 PM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58 PM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0:59 PM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00 PM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01 PM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02 PM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03 PM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04 PM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05 PM</text:p>
          </table:table-cell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06 PM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07 PM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08 PM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09 PM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10 PM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11 PM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12 PM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13 PM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14 PM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15 PM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16 PM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17 P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18 P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19 P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20 P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21 P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22 P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23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24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25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2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2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2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2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3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31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32 PM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33 PM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34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35 PM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36 PM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37 PM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38 PM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39 PM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40 PM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41 PM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42 PM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43 PM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44 PM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45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46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47 PM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48 P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49 P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50 P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51 P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52 P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53 P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54 P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55 PM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56 PM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57 P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58 P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1:5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0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0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02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03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04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05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06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07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08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09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10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11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12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13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14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15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16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17 PM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18 PM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19 PM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20 PM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21 PM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22 PM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23 PM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24 PM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25 PM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26 PM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27 PM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28 PM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29 PM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30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31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3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3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3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35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36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37 P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38 P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39 P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40 P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41 P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42 P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43 P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44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45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46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47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48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49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50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5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5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5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5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5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5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5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5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2:5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0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0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0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03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0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05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0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0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08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09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10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11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12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13 PM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14 PM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15 PM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16 PM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17 PM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18 PM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19 PM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20 PM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21 PM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22 PM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23 PM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24 PM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25 PM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26 PM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27 PM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28 PM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29 PM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30 PM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31 PM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32 PM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33 PM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34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35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36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37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38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39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40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41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42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43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44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45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46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47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48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49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50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51 PM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52 PM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53 PM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54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55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56 PM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57 PM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58 PM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3:59 PM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00 PM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01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02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03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04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05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06 PM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07 PM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08 PM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09 PM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10 PM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11 PM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12 PM</text:p>
          </table:table-cell>
          <table:table-cell office:value-type="float" office:value="96" calcext:value-type="float">
            <text:p>9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13 PM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14 P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15 PM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16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17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18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19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20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21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22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23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24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25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26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27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28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2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3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3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32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33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34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35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36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37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38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39 PM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40 PM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41 PM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42 PM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43 PM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44 PM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45 PM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46 PM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47 PM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48 PM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49 PM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50 PM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51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52 PM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53 PM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54 PM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55 PM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56 PM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57 PM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58 PM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4:59 PM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00 PM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01 PM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02 PM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03 PM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04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05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06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07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08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09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10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11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12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13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14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15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16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17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18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19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20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21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22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23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24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25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26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27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28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29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30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31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32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33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34 PM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35 PM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36 PM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37 PM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38 PM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39 PM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40 PM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41 PM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42 PM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43 PM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44 PM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45 PM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46 PM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47 PM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48 PM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49 PM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50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5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5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53 P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54 P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55 P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56 P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57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58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5:59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00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01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02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03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04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05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06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07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08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09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1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1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1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1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1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1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1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1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1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19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20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21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22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23 PM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24 PM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25 PM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26 PM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27 PM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28 PM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29 PM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30 PM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31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32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33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34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35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36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37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38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39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40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41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42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43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44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45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46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47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48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49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50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51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52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53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54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55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56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57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58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6:59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00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01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02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03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04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05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06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07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08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09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10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11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12 PM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13 PM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14 PM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15 PM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16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17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18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19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20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21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22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23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24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25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26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27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28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29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30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31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32 PM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33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34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35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36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37 PM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38 PM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39 PM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40 PM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41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42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43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44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45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46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47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48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49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50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51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52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53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54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55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56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57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58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7:5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00 PM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01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02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03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04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0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06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0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08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0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1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11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12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13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14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15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16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17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18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19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20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21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22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23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24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25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26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27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28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29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30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31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32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33 PM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34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35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36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37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38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39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40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41 P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42 P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43 P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44 P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45 P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46 PM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47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48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49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50 P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51 P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52 P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53 P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54 P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55 PM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56 PM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57 PM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58 PM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8:59 PM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00 P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01 P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02 P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03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04 P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05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06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07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08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09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10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11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12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13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14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15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16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17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18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19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20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21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22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23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24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25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26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27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28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29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30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31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32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33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34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35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36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37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38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39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40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41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42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43 PM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44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45 PM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46 PM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47 PM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48 PM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49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50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51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52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53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54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55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56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57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58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29:59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00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01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02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03 PM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04 PM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05 PM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06 PM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07 PM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08 PM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09 PM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1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11 P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12 P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13 P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1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1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1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1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1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1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2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2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2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2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2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2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2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2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28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29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3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31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32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33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34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35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36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37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3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3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40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41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42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43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44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45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46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47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48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49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50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51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52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53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54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55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56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57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58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0:59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00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01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02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03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04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05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06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07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08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09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10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11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12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13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14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15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16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17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1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19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2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2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2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23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2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2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2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27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28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29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30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31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32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33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34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35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36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37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38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39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40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41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42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43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44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45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46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47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48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49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50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51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52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53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54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55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56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57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58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1:59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00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01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02 PM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03 PM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04 PM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05 PM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06 PM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07 PM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08 PM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09 PM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10 PM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11 PM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12 PM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13 PM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14 PM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15 PM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16 PM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17 PM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18 PM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19 PM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20 PM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21 PM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22 PM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23 PM</text:p>
          </table:table-cell>
          <table:table-cell office:value-type="float" office:value="87" calcext:value-type="float">
            <text:p>8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24 PM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25 PM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26 PM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27 PM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28 PM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29 PM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30 PM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31 PM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32 PM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33 PM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34 PM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35 PM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36 PM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37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38 PM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39 PM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40 PM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41 PM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42 PM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43 PM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44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45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46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47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48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49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50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51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52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53 PM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54 PM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55 PM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56 PM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57 PM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58 PM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2:59 PM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00 PM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01 PM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02 PM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03 PM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04 PM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05 PM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06 PM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07 PM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08 PM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09 PM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10 PM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11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12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13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14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15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16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17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18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19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20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21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22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23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24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25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26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27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28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29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30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31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32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33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34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35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36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37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38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39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40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41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42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43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44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45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46 PM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47 PM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48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49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50 PM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51 PM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52 PM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53 PM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54 PM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55 PM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56 PM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57 PM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58 PM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3:59 PM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00 PM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01 PM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02 PM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03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04 PM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05 PM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06 PM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07 PM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08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09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10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11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12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13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14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15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16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17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18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19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20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21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22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23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24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25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26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27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28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29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30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31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32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33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34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35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36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37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38 P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39 P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40 PM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41 PM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42 PM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43 PM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44 PM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45 PM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46 PM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47 PM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48 PM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49 PM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50 PM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51 PM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52 PM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53 PM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54 PM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55 PM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56 PM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57 PM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58 PM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4:59 PM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00 PM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01 PM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02 PM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03 PM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04 PM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05 PM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06 PM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07 PM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08 PM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09 PM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10 PM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11 PM</text:p>
          </table:table-cell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12 PM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13 PM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14 P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15 P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16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17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18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19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20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21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22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23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24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25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26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27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28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29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30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31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32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33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34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35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36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37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38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39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40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41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42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43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44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45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46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47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4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49 PM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50 PM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51 PM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52 PM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53 PM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54 PM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55 PM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56 PM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57 PM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58 PM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5:59 PM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00 PM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01 PM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02 PM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03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04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05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06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07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08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09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10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11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12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13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14 PM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15 PM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16 PM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17 PM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18 PM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19 PM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20 PM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21 PM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22 PM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23 PM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24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25 PM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26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27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28 P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29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30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31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32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33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34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35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36 P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37 P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38 P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39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40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41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42 PM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43 PM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44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45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46 PM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47 PM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48 PM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49 PM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50 PM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51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52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53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54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55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56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57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58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6:59 PM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00 PM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01 PM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02 PM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03 PM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04 PM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05 PM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06 PM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07 PM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08 PM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09 PM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10 PM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11 PM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12 PM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13 PM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14 PM</text:p>
          </table:table-cell>
          <table:table-cell office:value-type="float" office:value="87" calcext:value-type="float">
            <text:p>8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15 PM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16 PM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17 PM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18 PM</text:p>
          </table:table-cell>
          <table:table-cell office:value-type="float" office:value="91" calcext:value-type="float">
            <text:p>9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19 PM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20 PM</text:p>
          </table:table-cell>
          <table:table-cell office:value-type="float" office:value="94" calcext:value-type="float">
            <text:p>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21 P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22 P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23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24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25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26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27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28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29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30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31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32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33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34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35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36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37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38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39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40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41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42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43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44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45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46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47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48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4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50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51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52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53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54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55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56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57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58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7:59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00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01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02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03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04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05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06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07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08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09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10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11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12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13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14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15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16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17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18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19 PM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20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21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22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23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24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25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26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27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28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29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30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31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32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33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34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35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36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37 PM</text:p>
          </table:table-cell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38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39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40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41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42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43 PM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44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45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46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47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48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49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50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51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52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53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54 P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55 P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56 P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57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58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8:59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00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01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02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03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04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05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06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07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08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09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10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11 PM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12 PM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13 PM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14 PM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15 PM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16 PM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17 PM</text:p>
          </table:table-cell>
          <table:table-cell office:value-type="float" office:value="89" calcext:value-type="float">
            <text:p>8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18 PM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19 PM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20 PM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21 PM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22 PM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23 PM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24 PM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25 PM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26 PM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27 PM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28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29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30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31 PM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32 PM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33 PM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34 PM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35 PM</text:p>
          </table:table-cell>
          <table:table-cell office:value-type="float" office:value="94" calcext:value-type="float">
            <text:p>9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36 PM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37 PM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38 P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39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40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41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42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43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44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45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46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47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48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49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50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51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52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53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54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55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56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57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58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39:59 PM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00 PM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01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02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03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04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05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06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07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08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09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10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11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12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13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14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15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16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17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18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19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20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21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22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23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24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25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26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27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28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29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30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31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32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33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34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35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36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37 PM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38 P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39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40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41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42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43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44 PM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45 P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46 P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47 P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48 PM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49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50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51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52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53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54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55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56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57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58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0:59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00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01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02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03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04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05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06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07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08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09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10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11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12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13 PM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14 PM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15 PM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16 PM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17 PM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18 PM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19 PM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20 PM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21 PM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22 PM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23 PM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24 PM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25 PM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26 PM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27 PM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28 PM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29 PM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30 PM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31 PM</text:p>
          </table:table-cell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32 PM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33 PM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34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35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36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37 P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38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39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40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41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42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43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44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45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46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47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48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49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50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51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52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53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54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55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56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57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58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1:59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00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01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02 PM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03 PM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04 PM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05 PM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06 PM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07 PM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08 PM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09 PM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10 PM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11 PM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12 PM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13 PM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14 PM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15 PM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16 PM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17 PM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18 PM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19 PM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20 PM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21 PM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22 PM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23 PM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24 PM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25 PM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26 PM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27 PM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28 PM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29 PM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30 PM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31 PM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32 PM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33 PM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34 PM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35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36 PM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37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38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39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40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41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42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43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44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45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46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47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48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49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50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51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52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53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54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55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56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57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58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2:59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00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01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02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03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04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05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06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07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08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09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10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11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12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13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14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15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16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17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18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19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20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21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22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23 P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24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25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26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27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28 PM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29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30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31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32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33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34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35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36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37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38 PM</text:p>
          </table:table-cell>
          <table:table-cell office:value-type="float" office:value="98" calcext:value-type="float">
            <text:p>9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39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40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41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42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43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44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45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46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47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48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49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50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51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52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53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54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55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56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57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58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3:59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00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01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02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03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04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05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06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07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08 PM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09 PM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10 PM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11 PM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12 PM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13 PM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14 PM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15 PM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16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17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18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19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20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21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22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23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24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25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26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27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28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29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30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31 PM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32 PM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33 PM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34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35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36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37 PM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38 PM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39 PM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40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41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42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43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44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45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46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47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48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49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50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51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52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53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54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55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56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57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58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4:59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00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01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02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03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04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05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06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07 PM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08 PM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09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10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11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12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13 PM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14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15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16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17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18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19 P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20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21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22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23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24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25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26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27 PM</text:p>
          </table:table-cell>
          <table:table-cell office:value-type="float" office:value="98" calcext:value-type="float">
            <text:p>9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28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29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30 PM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31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32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33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34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35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36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37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38 PM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39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40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41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42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43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44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45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46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47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48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49 PM</text:p>
          </table:table-cell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50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51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52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53 PM</text:p>
          </table:table-cell>
          <table:table-cell office:value-type="float" office:value="93" calcext:value-type="float">
            <text:p>9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54 PM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55 PM</text:p>
          </table:table-cell>
          <table:table-cell office:value-type="float" office:value="92" calcext:value-type="float">
            <text:p>9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56 PM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57 PM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58 PM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5:59 PM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00 PM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01 PM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02 PM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03 PM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04 PM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05 PM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06 PM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07 PM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08 PM</text:p>
          </table:table-cell>
          <table:table-cell office:value-type="float" office:value="95" calcext:value-type="float">
            <text:p>9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09 PM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10 PM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11 PM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12 P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13 P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14 P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15 P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16 PM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17 PM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18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19 PM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20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21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22 PM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23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24 PM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25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26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27 PM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28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29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30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31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32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33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34 PM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35 PM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36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37 PM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38 PM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39 PM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40 PM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41 PM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42 PM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43 PM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44 PM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45 PM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46 PM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47 PM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48 PM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49 PM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50 PM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51 PM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52 PM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53 PM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54 PM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55 PM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56 PM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57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58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6:59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00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01 PM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02 PM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03 PM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04 PM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05 PM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06 PM</text:p>
          </table:table-cell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07 PM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08 PM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09 PM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10 PM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11 P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12 PM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13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14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15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16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17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18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19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20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21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22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23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24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25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26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27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28 PM</text:p>
          </table:table-cell>
          <table:table-cell office:value-type="float" office:value="97" calcext:value-type="float">
            <text:p>9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29 PM</text:p>
          </table:table-cell>
          <table:table-cell office:value-type="float" office:value="96" calcext:value-type="float">
            <text:p>9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30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31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32 PM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33 PM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34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35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36 PM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37 P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38 P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39 PM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40 PM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41 PM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42 PM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43 PM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44 PM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45 PM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46 PM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47 PM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48 PM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49 PM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50 PM</text:p>
          </table:table-cell>
          <table:table-cell office:value-type="float" office:value="91" calcext:value-type="float">
            <text:p>9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51 PM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52 PM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53 PM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54 PM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55 PM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56 PM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57 PM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58 PM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7:59 PM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8:00 PM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8:01 PM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8:02 PM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8:03 PM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8:04 PM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8:05 PM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8:06 PM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0/24/2024</text:p>
          </table:table-cell>
          <table:table-cell office:value-type="string" calcext:value-type="string">
            <text:p>11:48:07 PM</text:p>
          </table:table-cell>
          <table:table-cell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8584" meta:object-count="0"/>
    <meta:generator>LibreOffice/24.8.2.1$Linux_X86_64 LibreOffice_project/0f794b6e29741098670a3b95d60478a65d05ef13</meta:generator>
  </office:meta>
</office:document-meta>
</file>